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Courier, monospace"/>
    <style:font-face style:name="OpenSymbol" svg:font-family="OpenSymbol"/>
    <style:font-face style:name="Tahoma1" svg:font-family="Tahoma"/>
    <style:font-face style:name="Times New Roman1" svg:font-family="'Times New Roman'"/>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339cm" fo:margin-right="0cm" style:line-height-at-least="0.423cm" fo:orphans="2" fo:widows="2" fo:text-indent="0cm" style:auto-text-indent="false"/>
    </style:style>
    <style:style style:name="P2" style:family="paragraph" style:parent-style-name="Standard">
      <style:paragraph-properties fo:margin-left="0.339cm" fo:margin-right="0cm" fo:orphans="2" fo:widows="2" fo:text-indent="0cm" style:auto-text-indent="false"/>
      <style:text-properties fo:font-variant="normal" fo:text-transform="none" style:font-name="medium-content-sans-serif-font" fo:font-size="14pt" fo:letter-spacing="normal" fo:font-style="normal" fo:font-weight="normal" fo:background-color="#ffffff"/>
    </style:style>
    <style:style style:name="P3" style:family="paragraph" style:parent-style-name="Standard">
      <style:paragraph-properties fo:margin-left="0cm" fo:margin-right="0.847cm" fo:margin-top="0cm" fo:margin-bottom="0.499cm" fo:orphans="2" fo:widows="2" fo:text-indent="0cm" style:auto-text-indent="false" fo:padding="0cm" fo:border="none"/>
      <style:text-properties fo:font-variant="normal" fo:text-transform="none" style:text-line-through-style="none" fo:letter-spacing="normal" style:text-underline-style="none" style:text-blinking="false" fo:background-color="#00adff"/>
    </style:style>
    <style:style style:name="P4" style:family="paragraph" style:parent-style-name="Text_20_body">
      <style:paragraph-properties fo:margin-top="0cm" fo:margin-bottom="0cm" fo:text-align="center" style:justify-single-word="false" fo:orphans="2" fo:widows="2" fo:padding="0.423cm" fo:border="0.002cm solid #0092e3"/>
      <style:text-properties fo:color="#007dbc"/>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medium-content-sans-serif-font" fo:font-size="14pt" fo:letter-spacing="normal" fo:font-style="normal" fo:font-weight="normal" fo:background-color="#ffffff"/>
    </style:style>
    <style:style style:name="P6" style:family="paragraph" style:parent-style-name="Text_20_body">
      <style:paragraph-properties fo:margin-left="0cm" fo:margin-right="0cm" fo:margin-top="0cm" fo:margin-bottom="0cm" fo:line-height="158%" fo:orphans="2" fo:widows="2" fo:text-indent="0cm" style:auto-text-indent="false" fo:padding="0cm" fo:border="none"/>
      <style:text-properties fo:font-variant="normal" fo:text-transform="none" style:font-name="medium-content-serif-font" fo:font-size="12.6000003814697pt" fo:letter-spacing="normal" fo:font-style="normal" fo:font-weight="normal" fo:background-color="#ffffff"/>
    </style:style>
    <style:style style:name="P7" style:family="paragraph" style:parent-style-name="Text_20_body">
      <style:paragraph-properties fo:margin-left="0cm" fo:margin-right="0cm" fo:margin-top="0cm" fo:margin-bottom="0cm" style:line-height-at-least="0.423cm" fo:orphans="2" fo:widows="2" fo:text-indent="0cm" style:auto-text-indent="false" fo:padding="0cm" fo:border="none"/>
      <style:text-properties fo:font-variant="normal" fo:text-transform="none" style:font-name="medium-content-sans-serif-font1" fo:font-size="9pt" fo:letter-spacing="normal" fo:font-style="normal" fo:font-weight="normal" fo:background-color="#ffffff"/>
    </style:style>
    <style:style style:name="P8" style:family="paragraph" style:parent-style-name="Text_20_body">
      <style:paragraph-properties fo:margin-left="0cm" fo:margin-right="0cm" fo:margin-top="0cm" fo:margin-bottom="0cm" fo:line-height="158%" fo:orphans="2" fo:widows="2" fo:text-indent="0cm" style:auto-text-indent="false" fo:padding="0cm" fo:border="none"/>
    </style:style>
    <style:style style:name="P9" style:family="paragraph" style:parent-style-name="Text_20_body">
      <style:paragraph-properties fo:margin-left="0cm" fo:margin-right="0cm" fo:margin-top="0cm" fo:margin-bottom="0cm" style:line-height-at-least="0.423cm" fo:orphans="2" fo:widows="2" fo:text-indent="0cm" style:auto-text-indent="false" fo:padding="0cm" fo:border="none"/>
    </style:style>
    <style:style style:name="P10" style:family="paragraph" style:parent-style-name="Text_20_body">
      <style:paragraph-properties fo:margin-left="0cm" fo:margin-right="0cm" fo:margin-top="0.677cm" fo:margin-bottom="0.212cm" fo:orphans="2" fo:widows="2" fo:text-indent="0cm" style:auto-text-indent="false" fo:padding="0cm" fo:border="none"/>
      <style:text-properties fo:font-variant="normal" fo:text-transform="none" style:text-line-through-style="none" style:font-name="medium-content-sans-serif-font" fo:font-size="14pt" fo:letter-spacing="normal" fo:font-style="normal" style:text-underline-style="none" fo:font-weight="normal" style:text-blinking="false" fo:background-color="#ffffff" style:font-name-asian="medium-content-sans-serif-font" style:font-size-asian="14pt" style:font-style-asian="normal" style:font-weight-asian="normal" style:font-name-complex="medium-content-sans-serif-font" style:font-size-complex="14pt" style:font-style-complex="normal" style:font-weight-complex="normal"/>
    </style:style>
    <style:style style:name="P11" style:family="paragraph" style:parent-style-name="Text_20_body" style:list-style-name="L1">
      <style:paragraph-properties fo:margin-left="0cm" fo:margin-right="0.318cm" fo:margin-top="0.423cm" fo:margin-bottom="0cm" style:line-height-at-least="0.445cm" fo:orphans="2" fo:widows="2" fo:text-indent="0cm" style:auto-text-indent="false" fo:padding="0cm" fo:border="none"/>
    </style:style>
    <style:style style:name="P12" style:family="paragraph" style:parent-style-name="Text_20_body" style:list-style-name="L1">
      <style:paragraph-properties fo:margin-left="0.318cm" fo:margin-right="0.318cm" fo:margin-top="0.423cm" fo:margin-bottom="0cm" style:line-height-at-least="0.445cm" fo:orphans="2" fo:widows="2" fo:text-indent="0cm" style:auto-text-indent="false" fo:padding="0cm" fo:border="none"/>
    </style:style>
    <style:style style:name="P13" style:family="paragraph" style:parent-style-name="Text_20_body">
      <style:paragraph-properties fo:margin-left="0.254cm" fo:margin-right="0cm" fo:margin-top="0.677cm" fo:margin-bottom="0.042cm" style:line-height-at-least="0.423cm" fo:orphans="2" fo:widows="2" fo:text-indent="0cm" style:auto-text-indent="false" fo:padding="0cm" fo:border="none"/>
    </style:style>
    <style:style style:name="P14" style:family="paragraph" style:parent-style-name="Text_20_body">
      <style:paragraph-properties fo:margin-left="0.423cm" fo:margin-right="0cm" fo:margin-top="0.677cm" fo:margin-bottom="0.042cm" style:line-height-at-least="0.423cm" fo:orphans="2" fo:widows="2" fo:text-indent="0cm" style:auto-text-indent="false" fo:padding="0cm" fo:border="none"/>
      <style:text-properties fo:font-variant="normal" fo:text-transform="none" style:font-name="medium-content-sans-serif-font1" fo:font-size="9pt" fo:letter-spacing="normal" fo:font-style="normal" fo:font-weight="normal" fo:background-color="#ffffff"/>
    </style:style>
    <style:style style:name="P15" style:family="paragraph" style:parent-style-name="Text_20_body">
      <style:paragraph-properties fo:margin-left="1cm" fo:margin-right="1cm" fo:margin-top="0cm" fo:margin-bottom="0cm" fo:line-height="158%" fo:orphans="2" fo:widows="2" fo:text-indent="0cm" style:auto-text-indent="false" fo:padding="0cm" fo:border="none"/>
      <style:text-properties fo:font-variant="normal" fo:text-transform="none" style:font-name="medium-content-serif-font" fo:font-size="12.6000003814697pt" fo:letter-spacing="normal" fo:font-style="italic" fo:font-weight="normal" fo:background-color="#ffffff"/>
    </style:style>
    <style:style style:name="P16" style:family="paragraph" style:parent-style-name="Text_20_body">
      <style:paragraph-properties fo:margin-left="1cm" fo:margin-right="1cm" fo:margin-top="0cm" fo:margin-bottom="0cm" fo:line-height="158%" fo:orphans="2" fo:widows="2" fo:text-indent="0cm" style:auto-text-indent="false" fo:padding="0cm" fo:border="none"/>
    </style:style>
    <style:style style:name="P17" style:family="paragraph" style:parent-style-name="Text_20_body" style:list-style-name="L2">
      <style:paragraph-properties fo:margin-left="0.635cm" fo:margin-right="0cm" fo:margin-top="0cm" fo:margin-bottom="0cm" fo:line-height="158%" fo:orphans="2" fo:widows="2" fo:text-indent="0cm" style:auto-text-indent="false" fo:padding="0cm" fo:border="none"/>
    </style:style>
    <style:style style:name="P18" style:family="paragraph" style:parent-style-name="Text_20_body" style:list-style-name="L3">
      <style:paragraph-properties fo:margin-left="0.635cm" fo:margin-right="0cm" fo:margin-top="0cm" fo:margin-bottom="0cm" fo:line-height="158%" fo:orphans="2" fo:widows="2" fo:text-indent="0cm" style:auto-text-indent="false" fo:padding="0cm" fo:border="none"/>
    </style:style>
    <style:style style:name="P19" style:family="paragraph" style:parent-style-name="Text_20_body" style:list-style-name="L4">
      <style:paragraph-properties fo:margin-left="0cm" fo:margin-right="0.169cm" fo:margin-top="0.847cm" fo:margin-bottom="0.169cm" fo:orphans="2" fo:widows="2" fo:text-indent="0cm" style:auto-text-indent="false" fo:padding="0cm" fo:border="none"/>
    </style:style>
    <style:style style:name="P20" style:family="paragraph" style:parent-style-name="Text_20_body">
      <style:paragraph-properties fo:margin-left="0cm" fo:margin-right="0.212cm" fo:margin-top="0.677cm" fo:margin-bottom="0.677cm" fo:orphans="2" fo:widows="2" fo:text-indent="0cm" style:auto-text-indent="false" fo:padding="0cm" fo:border="none"/>
      <style:text-properties fo:font-variant="normal" fo:text-transform="none" style:text-line-through-style="none" fo:letter-spacing="normal" style:text-underline-style="none" style:text-blinking="false" fo:background-color="#ffffff"/>
    </style:style>
    <style:style style:name="P21" style:family="paragraph" style:parent-style-name="Text_20_body">
      <style:paragraph-properties fo:margin-left="0.254cm" fo:margin-right="0.212cm" fo:margin-top="1.355cm" fo:margin-bottom="0cm" style:line-height-at-least="0.423cm" fo:orphans="2" fo:widows="2" fo:text-indent="0cm" style:auto-text-indent="false" fo:padding="0cm" fo:border="none"/>
    </style:style>
    <style:style style:name="P22" style:family="paragraph" style:parent-style-name="Text_20_body">
      <style:paragraph-properties fo:margin-top="0.847cm" fo:margin-bottom="0.677cm" fo:orphans="2" fo:widows="2" fo:padding-left="0cm" fo:padding-right="0cm" fo:padding-top="0.677cm" fo:padding-bottom="0cm" fo:border-left="none" fo:border-right="none" fo:border-top="0.002cm solid #000000" fo:border-bottom="none"/>
      <style:text-properties fo:font-variant="normal" fo:text-transform="none" style:text-line-through-style="none" fo:letter-spacing="normal" style:text-underline-style="none" style:text-blinking="false" fo:background-color="#ffffff"/>
    </style:style>
    <style:style style:name="P23" style:family="paragraph" style:parent-style-name="Text_20_body">
      <style:paragraph-properties fo:margin-top="0.847cm" fo:margin-bottom="0.127cm" fo:orphans="2" fo:widows="2" fo:padding="0cm" fo:border="none"/>
      <style:text-properties fo:font-variant="normal" fo:text-transform="none" style:font-name="medium-content-sans-serif-font" fo:font-size="14pt" fo:letter-spacing="normal" fo:font-style="normal" fo:font-weight="normal" fo:background-color="#ffffff"/>
    </style:style>
    <style:style style:name="P24" style:family="paragraph" style:parent-style-name="Text_20_body">
      <style:paragraph-properties fo:margin-top="0.677cm" fo:margin-bottom="0.677cm" style:line-height-at-least="0.423cm" fo:orphans="2" fo:widows="2" fo:padding="0cm" fo:border="none"/>
    </style:style>
    <style:style style:name="P25" style:family="paragraph" style:parent-style-name="Heading_20_4">
      <style:paragraph-properties fo:margin-left="0cm" fo:margin-right="0cm" fo:margin-top="0cm" fo:margin-bottom="0cm" style:line-height-at-least="0.423cm" fo:orphans="2" fo:widows="2" fo:text-indent="0cm" style:auto-text-indent="false" fo:padding="0cm" fo:border="none"/>
    </style:style>
    <style:style style:name="P26" style:family="paragraph" style:parent-style-name="Heading_20_4">
      <style:paragraph-properties fo:margin-left="0cm" fo:margin-right="0cm" fo:margin-top="0cm" fo:margin-bottom="0cm" style:line-height-at-least="0.423cm" fo:orphans="2" fo:widows="2" fo:text-indent="0cm" style:auto-text-indent="false" fo:padding="0cm" fo:border="none"/>
      <style:text-properties fo:font-variant="normal" fo:text-transform="none" style:font-name="medium-content-sans-serif-font1" fo:font-size="9.60000038146973pt" fo:letter-spacing="normal" fo:font-style="normal" fo:font-weight="normal" fo:background-color="#ffffff"/>
    </style:style>
    <style:style style:name="P27" style:family="paragraph" style:parent-style-name="Heading_20_4">
      <style:paragraph-properties fo:margin-left="0cm" fo:margin-right="0cm" fo:margin-top="0cm" fo:margin-bottom="0cm" style:line-height-at-least="0.508cm" fo:orphans="2" fo:widows="2" fo:text-indent="0cm" style:auto-text-indent="false" fo:padding="0cm" fo:border="none"/>
      <style:text-properties fo:font-variant="normal" fo:text-transform="none" style:font-name="medium-content-sans-serif-font1" fo:font-size="10.8000001907349pt" fo:letter-spacing="normal" fo:font-style="normal" fo:font-weight="normal" fo:background-color="#ffffff"/>
    </style:style>
    <style:style style:name="P28" style:family="paragraph" style:parent-style-name="Preformatted_20_Text">
      <style:paragraph-properties fo:margin-left="0cm" fo:margin-right="0cm" fo:margin-top="1.185cm" fo:margin-bottom="0cm" fo:line-height="118%" fo:orphans="2" fo:widows="2" fo:text-indent="0cm" style:auto-text-indent="false" fo:padding="0cm" fo:border="none"/>
      <style:text-properties fo:font-variant="normal" fo:text-transform="none" style:font-name="medium-content-sans-serif-font" fo:font-size="14pt" fo:letter-spacing="normal" fo:font-style="normal" fo:font-weight="normal" fo:background-color="#ffffff"/>
    </style:style>
    <style:style style:name="P29" style:family="paragraph" style:parent-style-name="Preformatted_20_Text">
      <style:paragraph-properties fo:margin-left="0cm" fo:margin-right="0cm" fo:margin-top="1.185cm" fo:margin-bottom="0cm" fo:line-height="118%" fo:orphans="2" fo:widows="2" fo:text-indent="0cm" style:auto-text-indent="false" fo:padding="0cm" fo:border="none"/>
      <style:text-properties fo:font-variant="normal" fo:text-transform="none" style:font-name="Menlo" fo:font-size="9.60000038146973pt" fo:letter-spacing="normal" fo:font-style="normal" fo:font-weight="normal" fo:background-color="#ffffff"/>
    </style:style>
    <style:style style:name="P30" style:family="paragraph" style:parent-style-name="Preformatted_20_Text">
      <style:paragraph-properties fo:margin-left="0cm" fo:margin-right="0cm" fo:margin-top="1.185cm" fo:margin-bottom="0cm" fo:line-height="118%" fo:orphans="2" fo:widows="2" fo:text-indent="0cm" style:auto-text-indent="false" fo:padding="0cm" fo:border="none"/>
    </style:style>
    <style:style style:name="P31" style:family="paragraph" style:parent-style-name="Preformatted_20_Text">
      <style:paragraph-properties fo:margin-top="1.185cm" fo:margin-bottom="0cm" fo:line-height="118%" fo:orphans="2" fo:widows="2" fo:padding="0cm" fo:border="none"/>
      <style:text-properties fo:font-variant="normal" fo:text-transform="none" style:font-name="Menlo" fo:font-size="9.60000038146973pt" fo:letter-spacing="normal" fo:font-style="normal" fo:font-weight="normal" fo:background-color="#ffffff"/>
    </style:style>
    <style:style style:name="P32" style:family="paragraph" style:parent-style-name="Preformatted_20_Text">
      <style:paragraph-properties fo:margin-top="1.185cm" fo:margin-bottom="0cm" fo:line-height="118%" fo:orphans="2" fo:widows="2" fo:padding="0cm" fo:border="none"/>
      <style:text-properties fo:font-variant="normal" fo:text-transform="none" fo:letter-spacing="normal" fo:background-color="#ffffff"/>
    </style:style>
    <style:style style:name="P33" style:family="paragraph" style:parent-style-name="Preformatted_20_Text">
      <style:paragraph-properties fo:margin-top="1.185cm" fo:margin-bottom="0cm" fo:line-height="118%" fo:orphans="2" fo:widows="2" fo:padding="0cm" fo:border="none"/>
      <style:text-properties fo:font-variant="normal" fo:text-transform="none" style:font-name="medium-content-sans-serif-font" fo:font-size="14pt" fo:letter-spacing="normal" fo:font-style="normal" fo:font-weight="normal" fo:background-color="#ffffff"/>
    </style:style>
    <style:style style:name="P34" style:family="paragraph" style:parent-style-name="Preformatted_20_Text">
      <style:paragraph-properties fo:margin-top="1.185cm" fo:margin-bottom="0cm" fo:line-height="118%" fo:orphans="2" fo:widows="2" fo:padding="0cm" fo:border="none"/>
    </style:style>
    <style:style style:name="P35" style:family="paragraph" style:parent-style-name="Heading_20_2">
      <style:paragraph-properties fo:margin-left="0cm" fo:margin-right="0cm" fo:margin-top="0cm" fo:margin-bottom="0cm" fo:line-height="118%" fo:orphans="2" fo:widows="2" fo:text-indent="0cm" style:auto-text-indent="false" fo:padding="0cm" fo:border="none"/>
      <style:text-properties fo:font-variant="normal" fo:text-transform="none" style:font-name="medium-content-sans-serif-font1" fo:font-size="15.6000003814697pt" fo:letter-spacing="normal" fo:font-style="normal" fo:font-weight="bold" fo:background-color="#ffffff"/>
    </style:style>
    <style:style style:name="P36" style:family="paragraph" style:parent-style-name="Heading_20_2">
      <style:paragraph-properties fo:margin-left="0cm" fo:margin-right="0cm" fo:margin-top="0cm" fo:margin-bottom="0cm" style:line-height-at-least="0.423cm" fo:orphans="2" fo:widows="2" fo:text-indent="0cm" style:auto-text-indent="false" fo:padding="0cm" fo:border="none"/>
    </style:style>
    <style:style style:name="P37" style:family="paragraph" style:parent-style-name="Heading_20_2">
      <style:paragraph-properties fo:margin-left="0cm" fo:margin-right="0cm" fo:margin-top="0cm" fo:margin-bottom="0cm" style:line-height-at-least="0.762cm" fo:orphans="2" fo:widows="2" fo:text-indent="0cm" style:auto-text-indent="false" fo:padding="0cm" fo:border="none"/>
    </style:style>
    <style:style style:name="P38" style:family="paragraph" style:parent-style-name="Heading_20_2">
      <style:paragraph-properties fo:margin-left="0cm" fo:margin-right="0cm" fo:margin-top="0cm" fo:margin-bottom="0cm" style:line-height-at-least="0.593cm" fo:orphans="2" fo:widows="2" fo:text-indent="0cm" style:auto-text-indent="false" fo:padding-left="0cm" fo:padding-right="0cm" fo:padding-top="0cm" fo:padding-bottom="0.169cm" fo:border-left="none" fo:border-right="none" fo:border-top="none" fo:border-bottom="0.002cm solid #000000"/>
      <style:text-properties fo:font-variant="normal" fo:text-transform="none" style:font-name="medium-content-sans-serif-font1" fo:font-size="13.1999998092651pt" fo:letter-spacing="normal" fo:font-style="normal" fo:font-weight="bold" fo:background-color="#ffffff"/>
    </style:style>
    <style:style style:name="P39" style:family="paragraph" style:parent-style-name="Heading_20_3">
      <style:paragraph-properties fo:margin-left="0cm" fo:margin-right="0cm" fo:margin-top="0cm" fo:margin-bottom="0cm" style:line-height-at-least="0.423cm" fo:orphans="2" fo:widows="2" fo:text-indent="0cm" style:auto-text-indent="false" fo:padding="0cm" fo:border="none"/>
    </style:style>
    <style:style style:name="P40" style:family="paragraph" style:parent-style-name="Heading_20_3">
      <style:paragraph-properties fo:margin-left="0cm" fo:margin-right="0cm" fo:margin-top="0cm" fo:margin-bottom="0cm" style:line-height-at-least="0.677cm" fo:orphans="2" fo:widows="2" fo:text-indent="0cm" style:auto-text-indent="false" fo:padding="0cm" fo:border="none"/>
    </style:style>
    <style:style style:name="P41" style:family="paragraph" style:parent-style-name="Heading_20_1">
      <style:paragraph-properties fo:margin-left="0cm" fo:margin-right="0cm" fo:margin-top="0cm" fo:margin-bottom="0cm" style:line-height-at-least="1.016cm" fo:orphans="2" fo:widows="2" fo:text-indent="0cm" style:auto-text-indent="false" fo:padding="0cm" fo:border="none"/>
      <style:text-properties fo:font-variant="normal" fo:text-transform="none" style:font-name="medium-content-title-font" fo:font-size="24pt" fo:letter-spacing="normal" fo:font-style="normal" fo:font-weight="normal"/>
    </style:style>
    <style:style style:name="P42" style:family="paragraph" style:parent-style-name="Heading_20_1">
      <style:paragraph-properties fo:margin-left="0cm" fo:margin-right="0cm" fo:margin-top="0cm" fo:margin-bottom="0cm" fo:line-height="112%" fo:orphans="2" fo:widows="2" fo:text-indent="0cm" style:auto-text-indent="false" fo:padding="0cm" fo:border="none"/>
      <style:text-properties fo:font-variant="normal" fo:text-transform="none" style:font-name="medium-content-sans-serif-font1" fo:font-size="20.3999996185303pt" fo:letter-spacing="normal" fo:font-style="normal" fo:font-weight="bold" fo:background-color="#ffffff"/>
    </style:style>
    <style:style style:name="P43" style:family="paragraph" style:parent-style-name="Heading_20_1">
      <style:paragraph-properties fo:margin-left="0cm" fo:margin-right="0cm" fo:margin-top="0cm" fo:margin-bottom="0cm" fo:line-height="112%" fo:orphans="2" fo:widows="2" fo:text-indent="0cm" style:auto-text-indent="false" fo:padding="0cm" fo:border="none"/>
    </style:style>
    <style:style style:name="T1" style:family="text">
      <style:text-properties fo:font-variant="normal" fo:text-transform="none" fo:color="#007dbc" style:text-line-through-style="none" style:font-name="medium-content-sans-serif-font1" fo:font-size="9pt" fo:letter-spacing="normal" fo:font-style="normal" style:text-underline-style="none" fo:font-weight="normal" style:text-blinking="false" fo:background-color="#ffffff"/>
    </style:style>
    <style:style style:name="T2" style:family="text">
      <style:text-properties fo:font-variant="normal" fo:text-transform="none" fo:color="#c1ebff" style:text-line-through-style="none" style:font-name="medium-content-sans-serif-font1" fo:font-size="9pt" fo:letter-spacing="0.021cm" fo:font-style="normal" style:text-underline-style="none" fo:font-weight="normal" style:text-blinking="false" fo:background-color="#00adff"/>
    </style:style>
    <style:style style:name="T3" style:family="text">
      <style:text-properties fo:font-variant="normal" fo:text-transform="none" style:text-line-through-style="none" style:font-name="medium-content-sans-serif-font1" fo:font-size="9.60000038146973pt" fo:letter-spacing="normal" fo:font-style="normal" style:text-underline-style="none" fo:font-weight="normal" style:text-blinking="false" fo:background-color="#ffffff"/>
    </style:style>
    <style:style style:name="T4" style:family="text">
      <style:text-properties fo:font-variant="normal" fo:text-transform="none" style:text-line-through-style="none" style:font-name="medium-content-sans-serif-font1" fo:font-size="10.8000001907349pt" fo:letter-spacing="normal" fo:font-style="normal" style:text-underline-style="none" fo:font-weight="bold" style:text-blinking="false" fo:background-color="#ffffff"/>
    </style:style>
    <style:style style:name="T5" style:family="text">
      <style:text-properties fo:font-variant="normal" fo:text-transform="none" style:text-line-through-style="none" style:font-name="medium-content-sans-serif-font1" fo:font-size="9pt" fo:letter-spacing="normal" fo:font-style="normal" style:text-underline-style="none" fo:font-weight="normal" style:text-blinking="false" fo:background-color="#ffffff"/>
    </style:style>
    <style:style style:name="T6" style:family="text">
      <style:text-properties fo:font-variant="normal" fo:text-transform="none" style:text-line-through-style="none" style:font-name="medium-content-sans-serif-font1" fo:font-size="16.7999992370605pt" fo:letter-spacing="normal" fo:font-style="normal" style:text-underline-style="none" fo:font-weight="bold" style:text-blinking="false" fo:background-color="#ffffff"/>
    </style:style>
    <style:style style:name="T7" style:family="text">
      <style:text-properties fo:font-variant="normal" fo:text-transform="none" style:text-line-through-style="none" style:font-name="medium-content-serif-font" fo:font-size="12.6000003814697pt" fo:letter-spacing="normal" fo:font-style="normal" style:text-underline-style="none" fo:font-weight="normal" style:text-blinking="false" fo:background-color="#ffffff"/>
    </style:style>
    <style:style style:name="T8" style:family="text">
      <style:text-properties fo:font-variant="normal" fo:text-transform="none" style:text-line-through-style="none" style:font-name="medium-content-serif-font" fo:font-size="12.6000003814697pt" fo:letter-spacing="normal" fo:font-style="normal" style:text-underline-style="none" fo:font-weight="bold" style:text-blinking="false" fo:background-color="#ffffff"/>
    </style:style>
    <style:style style:name="T9" style:family="text">
      <style:text-properties fo:font-variant="normal" fo:text-transform="none" style:text-line-through-style="none" style:font-name="medium-content-sans-serif-font" fo:font-size="14pt" fo:letter-spacing="normal" fo:font-style="normal" style:text-underline-style="none" fo:font-weight="normal" style:text-blinking="false" fo:background-color="#ffffff"/>
    </style:style>
    <style:style style:name="T10" style:family="text">
      <style:text-properties fo:font-variant="normal" fo:text-transform="none" style:text-line-through-style="none" style:font-name="medium-content-title-font" fo:font-size="14.3999996185303pt" fo:letter-spacing="normal" fo:font-style="normal" style:text-underline-style="none" fo:font-weight="bold" style:text-blinking="false" fo:background-color="#ffffff"/>
    </style:style>
    <style:style style:name="T11" style:family="text">
      <style:text-properties fo:font-variant="normal" fo:text-transform="none" style:font-name="medium-content-sans-serif-font1" fo:font-size="9.60000038146973pt" fo:letter-spacing="normal" fo:font-style="normal" fo:font-weight="normal" fo:background-color="#ffffff"/>
    </style:style>
    <style:style style:name="T12" style:family="text">
      <style:text-properties fo:font-variant="normal" fo:text-transform="none" style:font-name="medium-content-sans-serif-font1" fo:font-size="20.3999996185303pt" fo:letter-spacing="normal" fo:font-style="normal" fo:font-weight="bold" fo:background-color="#ffffff"/>
    </style:style>
    <style:style style:name="T13" style:family="text">
      <style:text-properties fo:font-variant="normal" fo:text-transform="none" style:font-name="medium-content-sans-serif-font1" fo:font-size="9pt" fo:letter-spacing="normal" fo:font-style="normal" fo:font-weight="normal"/>
    </style:style>
    <style:style style:name="T14" style:family="text">
      <style:text-properties fo:font-variant="normal" fo:text-transform="none" style:font-name="medium-content-sans-serif-font1" fo:font-size="9pt" fo:letter-spacing="normal" fo:font-style="normal" style:text-underline-style="solid" style:text-underline-width="auto" style:text-underline-color="font-color" fo:font-weight="normal"/>
    </style:style>
    <style:style style:name="T15" style:family="text">
      <style:text-properties fo:font-variant="normal" fo:text-transform="none" style:font-name="medium-content-serif-font" fo:font-size="12.6000003814697pt" fo:letter-spacing="normal" fo:font-style="italic" fo:font-weight="normal" fo:background-color="#ffffff"/>
    </style:style>
    <style:style style:name="T16" style:family="text">
      <style:text-properties fo:font-variant="normal" fo:text-transform="none" style:font-name="medium-content-serif-font" fo:font-size="12.6000003814697pt" fo:letter-spacing="normal" fo:font-style="normal" fo:font-weight="normal" fo:background-color="#ffffff"/>
    </style:style>
    <style:style style:name="T17" style:family="text">
      <style:text-properties fo:font-variant="normal" fo:text-transform="none" style:font-name="medium-content-serif-font" fo:font-size="12.6000003814697pt" fo:letter-spacing="normal" fo:font-style="normal" fo:font-weight="bold" fo:background-color="#ffffff"/>
    </style:style>
    <style:style style:name="T18" style:family="text">
      <style:text-properties fo:font-variant="normal" fo:text-transform="none" style:font-name="medium-content-serif-font" fo:font-size="9pt" fo:letter-spacing="normal" fo:font-style="normal" fo:font-weight="bold" fo:background-color="#ffffff"/>
    </style:style>
    <style:style style:name="T19" style:family="text">
      <style:text-properties fo:font-variant="normal" fo:text-transform="none" style:font-name="Menlo" fo:font-size="9pt" fo:letter-spacing="normal" fo:font-style="normal" fo:font-weight="normal" fo:background-color="#ffffff"/>
    </style:style>
    <style:style style:name="T20" style:family="text">
      <style:text-properties fo:font-variant="normal" fo:text-transform="none" style:font-name="Menlo" fo:font-size="9.60000038146973pt" fo:letter-spacing="normal" fo:font-style="italic" fo:font-weight="normal" fo:background-color="#ffffff"/>
    </style:style>
    <style:style style:name="T21" style:family="text">
      <style:text-properties fo:font-variant="normal" fo:text-transform="none" style:font-name="Menlo" fo:font-size="9.60000038146973pt" fo:letter-spacing="normal" fo:font-style="normal" fo:font-weight="normal" fo:background-color="#ffffff"/>
    </style:style>
    <style:style style:name="T22" style:family="text">
      <style:text-properties fo:font-variant="normal" fo:text-transform="none" fo:letter-spacing="normal" fo:background-color="#ffffff"/>
    </style:style>
    <style:style style:name="T23" style:family="text">
      <style:text-properties fo:font-variant="normal" fo:text-transform="none" fo:letter-spacing="normal" fo:background-color="#ffffff" style:font-name-asian="medium-content-serif-font" style:font-size-asian="12.6000003814697pt" style:font-style-asian="italic" style:font-weight-asian="normal"/>
    </style:style>
    <style:style style:name="T24" style:family="text">
      <style:text-properties style:font-name="Menlo" fo:font-size="9.60000038146973pt"/>
    </style:style>
    <style:style style:name="T25" style:family="text">
      <style:text-properties style:font-name="Menlo" fo:font-size="9.60000038146973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ffffff" style:background-transparency="0%" fo:padding="0cm" fo:border="none">
        <style:background-image/>
      </style:graphic-properties>
    </style:style>
    <style:style style:name="fr3"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0cm" svg:y="0cm" svg:width="14.393cm" draw:z-index="0">
        <draw:text-box fo:min-height="6.985cm">
          <draw:frame draw:style-name="fr3" draw:name="images2" text:anchor-type="frame" svg:x="0cm" svg:y="0cm" svg:width="14.393cm" svg:height="6.985cm" draw:z-index="1">
            <draw:image xlink:href="https://miro.medium.com/max/60/1*dKNxcjXTOGBVBGlo_DiXew.jpeg?q=20" xlink:type="simple" xlink:show="embed" xlink:actuate="onLoad"/>
          </draw:frame>
          <text:p text:style-name="Text_20_body"/>
        </draw:text-box>
      </draw:frame>
      <draw:frame draw:style-name="fr1" draw:name="Cadre3" text:anchor-type="page" text:anchor-page-number="1" svg:x="0cm" svg:y="0cm" svg:width="14.393cm" draw:z-index="3">
        <draw:text-box fo:min-height="10.71cm">
          <draw:frame draw:style-name="fr3" draw:name="images5" text:anchor-type="frame" svg:x="0cm" svg:y="0cm" svg:width="14.393cm" svg:height="10.71cm" draw:z-index="4">
            <draw:image xlink:href="https://miro.medium.com/max/60/1*CExT2OJfdOpfI72dEYX6Mg.jpeg?q=20" xlink:type="simple" xlink:show="embed" xlink:actuate="onLoad"/>
          </draw:frame>
          <text:p text:style-name="Text_20_body"/>
        </draw:text-box>
      </draw:frame>
      <draw:frame draw:style-name="fr1" draw:name="Cadre4" text:anchor-type="page" text:anchor-page-number="1" svg:x="0cm" svg:y="0cm" svg:width="14.393cm" draw:z-index="6">
        <draw:text-box fo:min-height="10.795cm">
          <text:p text:style-name="Text_20_body"/>
        </draw:text-box>
      </draw:frame>
      <draw:frame draw:style-name="fr1" draw:name="Cadre5" text:anchor-type="page" text:anchor-page-number="1" svg:x="0cm" svg:y="0cm" svg:width="12.7cm" draw:z-index="7">
        <draw:text-box fo:min-height="8.488cm">
          <text:p text:style-name="Text_20_body"/>
        </draw:text-box>
      </draw:frame>
      <draw:frame draw:style-name="fr1" draw:name="Cadre6" text:anchor-type="page" text:anchor-page-number="1" svg:x="0cm" svg:y="0cm" svg:width="14.076cm" draw:z-index="8">
        <draw:text-box fo:min-height="6.244cm">
          <text:p text:style-name="Text_20_body"/>
        </draw:text-box>
      </draw:frame>
      <draw:frame draw:style-name="fr1" draw:name="Cadre7" text:anchor-type="page" text:anchor-page-number="1" svg:x="0cm" svg:y="0cm" svg:width="11.24cm" draw:z-index="9">
        <draw:text-box fo:min-height="7.557cm">
          <text:p text:style-name="Text_20_body"/>
        </draw:text-box>
      </draw:frame>
      <draw:frame draw:style-name="fr1" draw:name="Cadre8" text:anchor-type="page" text:anchor-page-number="1" svg:x="0cm" svg:y="0cm" svg:width="11.599cm" draw:z-index="10">
        <draw:text-box fo:min-height="3.239cm">
          <draw:frame draw:style-name="fr3" draw:name="images13" text:anchor-type="frame" svg:x="0cm" svg:y="0cm" svg:width="11.599cm" svg:height="3.239cm" draw:z-index="11">
            <draw:image xlink:href="https://miro.medium.com/max/60/1*gNhlnLvu9ATshqhbRVpM6g.png?q=20" xlink:type="simple" xlink:show="embed" xlink:actuate="onLoad"/>
          </draw:frame>
          <text:p text:style-name="Text_20_body"/>
        </draw:text-box>
      </draw:frame>
      <draw:frame draw:style-name="fr1" draw:name="Cadre9" text:anchor-type="page" text:anchor-page-number="1" svg:x="0cm" svg:y="0cm" svg:width="14.393cm" draw:z-index="12">
        <draw:text-box fo:min-height="1.799cm">
          <draw:frame draw:style-name="fr3" draw:name="images14" text:anchor-type="frame" svg:x="0cm" svg:y="0cm" svg:width="14.393cm" svg:height="1.799cm" draw:z-index="13">
            <draw:image xlink:href="https://miro.medium.com/max/60/1*juC87SRxLkr2O7feog6Q-g.png?q=20" xlink:type="simple" xlink:show="embed" xlink:actuate="onLoad"/>
          </draw:frame>
          <text:p text:style-name="Text_20_body"/>
        </draw:text-box>
      </draw:frame>
      <draw:frame draw:style-name="fr1" draw:name="Cadre10" text:anchor-type="page" text:anchor-page-number="1" svg:x="0cm" svg:y="0cm" svg:width="14.393cm" draw:z-index="14">
        <draw:text-box fo:min-height="4.805cm">
          <text:p text:style-name="Text_20_body"/>
        </draw:text-box>
      </draw:frame>
      <draw:frame draw:style-name="fr1" draw:name="Cadre11" text:anchor-type="page" text:anchor-page-number="1" svg:x="0cm" svg:y="0cm" svg:width="20.447cm" draw:z-index="15">
        <draw:text-box fo:min-height="0.762cm">
          <text:p text:style-name="Text_20_body"/>
        </draw:text-box>
      </draw:frame>
      <draw:frame draw:style-name="fr2" draw:name="Cadre12" text:anchor-type="page" text:anchor-page-number="1" svg:x="0cm" svg:y="0cm" svg:width="1.228cm" draw:z-index="16">
        <draw:text-box fo:min-height="1.228cm">
          <text:p text:style-name="Text_20_body"/>
        </draw:text-box>
      </draw:frame>
      <draw:frame draw:style-name="fr4" draw:name="images3" text:anchor-type="page" text:anchor-page-number="1" svg:x="0cm" svg:y="0cm" svg:width="14.393cm" svg:height="6.985cm" draw:z-index="2">
        <draw:image xlink:href="https://miro.medium.com/max/875/1*dKNxcjXTOGBVBGlo_DiXew.jpeg" xlink:type="simple" xlink:show="embed" xlink:actuate="onLoad"/>
      </draw:frame>
      <draw:frame draw:style-name="fr4" draw:name="images6" text:anchor-type="page" text:anchor-page-number="1" svg:x="0cm" svg:y="0cm" svg:width="14.393cm" svg:height="10.71cm" draw:z-index="5">
        <draw:image xlink:href="https://miro.medium.com/max/875/1*CExT2OJfdOpfI72dEYX6Mg.jpeg" xlink:type="simple" xlink:show="embed" xlink:actuate="onLoad"/>
      </draw:frame>
      <text:p text:style-name="P1"><text:a xlink:type="simple" xlink:href="https://medium.com/m/signin?operation=login&amp;redirect=https%3A%2F%2Fcodeburst.io%2Fbuilding-beautiful-command-line-interfaces-with-python-26c7e1bb54df&amp;source=post_page--------------------------nav_reg-" text:style-name="Internet_20_link" text:visited-style-name="Visited_20_Internet_20_Link"><text:span text:style-name="T1">Sign </text:span></text:a></text:p>
      <text:section text:style-name="Sect1" text:name="root">
        <text:p text:style-name="P8"><text:bookmark text:name="d8be"/><text:span text:style-name="Emphasis"><text:span text:style-name="T15">building a command line interface using python..</text:span></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span text:style-name="Emphasis"><text:span text:style-name="T15"/></text:span></text:p>
        <text:p text:style-name="P8"><text:bookmark text:name="bf95"/><text:span text:style-name="T16">Before we dive in building the command line application, lets take a quick peek at </text:span><text:span text:style-name="Strong_20_Emphasis"><text:span text:style-name="T17">Command Line</text:span></text:span><text:span text:style-name="T16">.</text:span></text:p>
        <text:p text:style-name="P6"><text:bookmark text:name="544c"/>Command Line programs has been with us since the creation of computer programs and are built on commands. A command line program is a program that operates from the command line or from a shell.</text:p>
        <text:p text:style-name="P6"><text:bookmark text:name="b9e4"/>While Command line interface is a user interface that is navigated by typing commands at terminals, shells or consoles, instead of using the mouse. The console is a display mode for which the entire monitor screen shows only text, no images and GUI objects.</text:p>
        <text:p text:style-name="P6"><text:bookmark text:name="57e0"/>According to Wikipedia:</text:p>
        <text:p text:style-name="P15"><text:bookmark text:name="bc5d"/><text:soft-page-break/>The CLI was the primary means of interaction with most computer systems on computer terminals in the mid-1960s, and continued to be used throughout the 1970s and 1980s on OpenVMS, Unix systems and personal computer systems including MS-DOS, CP/M and Apple DOS. The interface is usually implemented with a command line shell, which is a program that accepts commands as text input and converts commands into appropriate operating system functions.</text:p>
        <text:h text:style-name="P42" text:outline-level="1"><text:bookmark text:name="39a7"/>Why Python?</text:h>
        <text:p text:style-name="P8"><text:bookmark text:name="8b99"/><text:span text:style-name="T16">Python is usually regarded as a </text:span><text:span text:style-name="Emphasis"><text:span text:style-name="T15">glue code language,</text:span></text:span><text:span text:style-name="T16"> because of it’s flexibility and works well with existing programs. Most Python codes are written as scripts and command-line interfaces (CLI).</text:span></text:p>
        <text:p text:style-name="P6"><text:bookmark text:name="937e"/>Building these command-line interfaces and tools is extremely powerful because it makes it possible to automate almost anything you want.</text:p>
        <text:p text:style-name="P6"><text:bookmark text:name="2c25"/>We are in the age of beautiful and interactive interfaces, UI and UX matters alot. We need to add these things to Command Lines and people have been able to achieve it and its officially used by popular companies like Heroku.</text:p>
        <text:p text:style-name="P6"><text:bookmark text:name="6f29"/>There are tons of Python libraries and modules to help build a command line app from parsing arguments and options to flagging to full blown CLI “frameworks” which do things like colorized output, progress bars, sending email and so on.</text:p>
        <text:p text:style-name="P6"><text:bookmark text:name="ed2d"/>With these modules, you can create a beautiful and interactive command line interfaces like Heroku and Node programs like Vue-init or NPM-init.</text:p>
        <text:p text:style-name="P8"><text:bookmark text:name="9ca9"/><text:span text:style-name="T16">In order to build something beautiful </text:span><text:span text:style-name="Source_20_Text"><text:span text:style-name="T19">vue init</text:span></text:span><text:span text:style-name="T16"> cli easily, I’d recommend using Python-inquirer which is a port of Inquirer.js to Python.</text:span></text:p>
        <text:p text:style-name="P8"><text:bookmark text:name="1a80"/><text:span text:style-name="T16">Unfortunately, Python-inquirer doesn’t work on Windows due to the use of blessings — a python package for command line which imports </text:span><text:span text:style-name="Source_20_Text"><text:span text:style-name="T19">_curses</text:span></text:span><text:span text:style-name="T16">and </text:span><text:span text:style-name="Source_20_Text"><text:span text:style-name="T19">fcntl</text:span></text:span><text:span text:style-name="T16"> modules that is only available on Unix like systems. Well, some awesome developers were able to port </text:span><text:span text:style-name="Source_20_Text"><text:span text:style-name="T19">_curses</text:span></text:span><text:span text:style-name="T16"> to Windows but not </text:span><text:span text:style-name="Source_20_Text"><text:span text:style-name="T19">fcntl</text:span></text:span><text:span text:style-name="T16"> . An alternative </text:span><text:span text:style-name="Source_20_Text"><text:span text:style-name="T19">fcntl</text:span></text:span><text:span text:style-name="T16"> in windows is the </text:span><text:span text:style-name="Source_20_Text"><text:span text:style-name="T19">win32api</text:span></text:span><text:span text:style-name="T16"> .</text:span></text:p>
        <text:p text:style-name="P8"><text:bookmark text:name="6a06"/><text:span text:style-name="T16">However, after serious googling I bumped into a python module I did a full fix on and called it </text:span><text:a xlink:type="simple" xlink:href="https://github.com/CITGuru/PyInquirer?source=post_page---------------------------" text:style-name="Internet_20_link" text:visited-style-name="Visited_20_Internet_20_Link"><text:span text:style-name="T7">PyInquirer </text:span></text:a><text:span text:style-name="T16">which is an alternative to python-inquirer and the good thing is, it works on all platforms including Windows. </text:span><text:span text:style-name="Strong_20_Emphasis"><text:span text:style-name="T17">Huraaaay</text:span></text:span><text:span text:style-name="T16">!</text:span></text:p>
        <text:h text:style-name="P42" text:outline-level="1"><text:bookmark text:name="f6c1"/><text:soft-page-break/>Basics in Command Line Interface with Python</text:h>
        <text:p text:style-name="P6"><text:bookmark text:name="62fd"/>Now lets take a little peek at command line interface and building one in Python.</text:p>
        <text:p text:style-name="P8"><text:bookmark text:name="1ae1"/><text:span text:style-name="T16">A command-line interface (CLI) usually starts with the name of the executable. You just enter it’s name in the console and you access the main entry point of the script, an example is </text:span><text:span text:style-name="Source_20_Text"><text:span text:style-name="T19">pip</text:span></text:span><text:span text:style-name="T16">.</text:span></text:p>
        <text:p text:style-name="P8"><text:bookmark text:name="4ebe"/><text:span text:style-name="T16">There are </text:span><text:span text:style-name="Strong_20_Emphasis"><text:span text:style-name="T17">parameters</text:span></text:span><text:span text:style-name="T16"> you need to pass to the script depending how they are developed and they can either be:</text:span></text:p>
        <text:list xml:id="list5925644393521242768" text:style-name="L2">
          <text:list-item>
            <text:p text:style-name="P17"><text:bookmark text:name="43ee"/><text:span text:style-name="Strong_20_Emphasis"><text:span text:style-name="T17">Arguments:</text:span></text:span><text:span text:style-name="T16"> This is a </text:span><text:span text:style-name="Emphasis"><text:span text:style-name="T15">required </text:span></text:span><text:span text:style-name="T16">parameter that’s passed to the script. If you don’t provide it, the CLI will run into an error. For instance, </text:span><text:span text:style-name="Source_20_Text"><text:span text:style-name="T19">django</text:span></text:span><text:span text:style-name="T16">is the </text:span><text:span text:style-name="Emphasis"><text:span text:style-name="T15">argument</text:span></text:span><text:span text:style-name="T16"> in this command: </text:span><text:span text:style-name="Source_20_Text"><text:span text:style-name="T19">pip install django</text:span></text:span><text:span text:style-name="T16">.</text:span></text:p>
          </text:list-item>
          <text:list-item>
            <text:p text:style-name="P17"><text:bookmark text:name="58a4"/><text:span text:style-name="Strong_20_Emphasis"><text:span text:style-name="T17">Options: </text:span></text:span><text:span text:style-name="T16">As the name implies, its is an </text:span><text:span text:style-name="Emphasis"><text:span text:style-name="T15">optional</text:span></text:span><text:span text:style-name="T16"> parameter which usually comes in a name and a value pair such as </text:span><text:span text:style-name="Source_20_Text"><text:span text:style-name="T19">pip install django --cache-dir ./my-cache-dir</text:span></text:span><text:span text:style-name="T16">. The </text:span><text:span text:style-name="Source_20_Text"><text:span text:style-name="T19">--cache-dir</text:span></text:span><text:span text:style-name="T16"> is an option param and the value </text:span><text:span text:style-name="Source_20_Text"><text:span text:style-name="T19">./my-cache-dir</text:span></text:span><text:span text:style-name="T16"> should be uses as the cache directory.</text:span></text:p>
          </text:list-item>
          <text:list-item>
            <text:p text:style-name="P17"><text:bookmark text:name="6c41"/><text:span text:style-name="Strong_20_Emphasis"><text:span text:style-name="T17">Flags: </text:span></text:span><text:span text:style-name="T16">This is special option parameter that tells the script to enable or disable a certain behaviour. The most common one is probably </text:span><text:span text:style-name="Source_20_Text"><text:span text:style-name="T19">--help</text:span></text:span><text:span text:style-name="T16">.</text:span></text:p>
          </text:list-item>
        </text:list>
        <text:p text:style-name="P8"><text:bookmark text:name="d37a"/><text:span text:style-name="T16">With complex CLIs like the Heroku Toolbelt, you’ll be able access some commands that are all grouped under the main entry point . They are usually regarded as </text:span><text:span text:style-name="Strong_20_Emphasis"><text:span text:style-name="T17">commands</text:span></text:span><text:span text:style-name="T16"> or </text:span><text:span text:style-name="Strong_20_Emphasis"><text:span text:style-name="T17">sub-commands</text:span></text:span><text:span text:style-name="T16">.</text:span></text:p>
        <text:p text:style-name="P6"><text:bookmark text:name="563b"/>Let’s now look how to build smart and beautiful CLI with different python packages.</text:p>
        <text:h text:style-name="P43" text:outline-level="1"><text:bookmark text:name="96f0"/><text:span text:style-name="Strong_20_Emphasis"><text:span text:style-name="T12">Argparse</text:span></text:span></text:h>
        <text:p text:style-name="P8"><text:bookmark text:name="e6a9"/><text:span text:style-name="Strong_20_Emphasis"><text:span text:style-name="T17">Argparse</text:span></text:span><text:span text:style-name="T16"> is the default python module for creating command lines programs. It provides all the features you need to build a simple CLI.</text:span></text:p>
        <text:p text:style-name="P28"><text:bookmark text:name="e362"/><text:span text:style-name="T24">import argparse</text:span><text:bookmark text:name="2966"/><text:span text:style-name="T24">parser = argparse.ArgumentParser(description='Add some integers.')</text:span></text:p>
        <text:p text:style-name="P31">parser.add_argument('integers', metavar='N', type=int, nargs='+',</text:p>
        <text:p text:style-name="P32"><text:s text:c="20"/><text:span text:style-name="T25">help='interger list')</text:span><text:bookmark text:name="3da7"/><text:span text:style-name="T25">parser.add_argument('--sum', action='store_const',</text:span></text:p>
        <text:p text:style-name="P32"><text:soft-page-break/><text:s text:c="20"/><text:span text:style-name="T25">const=sum, default=max,</text:span></text:p>
        <text:p text:style-name="P32"><text:s text:c="20"/><text:span text:style-name="T25">help='sum the integers (default: find the max)')</text:span><text:bookmark text:name="f1fb"/><text:span text:style-name="T25">args = parser.parse_args()</text:span><text:bookmark text:name="2ef4"/><text:span text:style-name="T25">print(args.sum(args.integers))</text:span></text:p>
        <text:p text:style-name="P8"><text:bookmark text:name="8b8f"/><text:span text:style-name="T16">This performs a simple addition operation. The </text:span><text:span text:style-name="Source_20_Text"><text:span text:style-name="T19">argparse.ArgumentParser</text:span></text:span><text:span text:style-name="T16">lets you add a description to your programs while the </text:span><text:span text:style-name="Source_20_Text"><text:span text:style-name="T19">parser.add_argument</text:span></text:span><text:span text:style-name="T16">lets you add a command. The </text:span><text:span text:style-name="Source_20_Text"><text:span text:style-name="T19">parser.parse_args()</text:span></text:span><text:span text:style-name="T16"> returns arguments given and they usually comes in name-value pairs.</text:span></text:p>
        <text:p text:style-name="P8"><text:bookmark text:name="c095"/><text:span text:style-name="T16">For instance, you can access </text:span><text:span text:style-name="Source_20_Text"><text:span text:style-name="T19">integers</text:span></text:span><text:span text:style-name="T16"> arguments given using </text:span><text:span text:style-name="Source_20_Text"><text:span text:style-name="T19">args.integers</text:span></text:span><text:span text:style-name="T16">. In the above scripts, </text:span><text:span text:style-name="Source_20_Text"><text:span text:style-name="T19">--sum</text:span></text:span><text:span text:style-name="T16"> is an optional argument while </text:span><text:span text:style-name="Source_20_Text"><text:span text:style-name="T19">N</text:span></text:span><text:span text:style-name="T16">is a positional argument.</text:span></text:p>
        <text:h text:style-name="P42" text:outline-level="1"><text:bookmark text:name="e9a6"/>Click</text:h>
        <text:p text:style-name="P8"><text:bookmark text:name="04e8"/><text:span text:style-name="T16">With </text:span><text:a xlink:type="simple" xlink:href="https://github.com/pallets/click?source=post_page---------------------------" text:style-name="Internet_20_link" text:visited-style-name="Visited_20_Internet_20_Link"><text:span text:style-name="T7">Click</text:span></text:a><text:span text:style-name="T16">, you can build CLI easily compared to Argparse. Click solves the same problem argparse solves, but uses a slightly different approach to do so. It uses the concept of </text:span><text:span text:style-name="Emphasis"><text:span text:style-name="T15">decorators</text:span></text:span><text:span text:style-name="T16">. This needs commands to be functions that can be wrapped using decorators.</text:span></text:p>
        <text:p text:style-name="P29"><text:bookmark text:name="2e95"/># cli.py</text:p>
        <text:p text:style-name="P31">import click</text:p>
        <text:p text:style-name="P31">@click.command()</text:p>
        <text:p text:style-name="P31">def main():</text:p>
        <text:p text:style-name="P32"><text:s text:c="4"/><text:span text:style-name="T25">click.echo("This is a CLI built with Click ✨")</text:span></text:p>
        <text:p text:style-name="P31">if __name__ == "__main__":</text:p>
        <text:p text:style-name="P32"><text:s text:c="4"/><text:span text:style-name="T25">main()</text:span></text:p>
        <text:p text:style-name="P6"><text:bookmark text:name="c6df"/>You can add argument and option like below:</text:p>
        <text:p text:style-name="P29"><text:bookmark text:name="db9b"/># cli.py</text:p>
        <text:p text:style-name="P31"><text:soft-page-break/>import click</text:p>
        <text:p text:style-name="P31">@click.command()</text:p>
        <text:p text:style-name="P31">@click.argument('name')</text:p>
        <text:p text:style-name="P31">@click.option('--greeting', '-g')</text:p>
        <text:p text:style-name="P31">def main(name, greeting):</text:p>
        <text:p text:style-name="P32"><text:s text:c="4"/><text:span text:style-name="T25">click.echo("{}, {}".format(greeting, name))</text:span></text:p>
        <text:p text:style-name="P31">if __name__ == "__main__":</text:p>
        <text:p text:style-name="P32"><text:s text:c="4"/><text:span text:style-name="T25">main()</text:span></text:p>
        <text:p text:style-name="P6"><text:bookmark text:name="7846"/>If you run the above scripts, you should get:</text:p>
        <text:p text:style-name="P29"><text:bookmark text:name="24ae"/>$ python cli.py --greeting &lt;greeting&gt; Oyetoke</text:p>
        <text:p text:style-name="P31">Hey, Oyetoke</text:p>
        <text:p text:style-name="P6"><text:bookmark text:name="b172"/>Putting everything together, I was able to build a simple CLI to query books on Google Books.</text:p>
        <text:p text:style-name="P8"><text:bookmark text:name="cb58"/><text:span text:style-name="T16">For more info, you can dig deep on Click from the </text:span><text:a xlink:type="simple" xlink:href="http://click.pocoo.org/?source=post_page---------------------------" text:style-name="Internet_20_link" text:visited-style-name="Visited_20_Internet_20_Link"><text:span text:style-name="T7">official documentation</text:span></text:a></text:p>
        <text:h text:style-name="P42" text:outline-level="1"><text:bookmark text:name="48a9"/>Docopt</text:h>
        <text:p text:style-name="P8"><text:bookmark text:name="3720"/><text:a xlink:type="simple" xlink:href="http://docopt.org/?source=post_page---------------------------" text:style-name="Internet_20_link" text:visited-style-name="Visited_20_Internet_20_Link"><text:span text:style-name="T7">Docopt</text:span></text:a><text:span text:style-name="T16"> is a lightweight python package for creating command line interface easily by parsing POSIC-style or Markdown usage instructions. Docopt uses conventions that have been used for years in formatting help messages and man page for describing a command line interface. An interface description in </text:span><text:span text:style-name="Source_20_Text"><text:span text:style-name="Strong_20_Emphasis"><text:span text:style-name="T18">docopt</text:span></text:span></text:span><text:span text:style-name="T16"> </text:span><text:span text:style-name="Emphasis"><text:span text:style-name="T15">is</text:span></text:span><text:span text:style-name="T16"> such a help message, but formalized.</text:span></text:p>
        <text:p text:style-name="P6"><text:bookmark text:name="031a"/><text:soft-page-break/>Docopt is very concerned about how the required docstring is formatted at the top of your file. The top element in your docstring after the name of your tool must be “Usage,” and it should list the ways you expect your command to be called.</text:p>
        <text:p text:style-name="P6"><text:bookmark text:name="ce2c"/>The second element that should follow in your docstring should be “Options,” and this should provide more information about the options and arguments you identified in “Usage.” The content of your docstring becomes the content of your help text.</text:p>
        <text:h text:style-name="P42" text:outline-level="1"><text:bookmark text:name="4503"/>PyInquirer</text:h>
        <text:p text:style-name="P8"><text:bookmark text:name="1744"/><text:a xlink:type="simple" xlink:href="https://github.com/CITGuru/PyInquirer?source=post_page---------------------------" text:style-name="Internet_20_link" text:visited-style-name="Visited_20_Internet_20_Link"><text:span text:style-name="T7">PyInquirer</text:span></text:a><text:span text:style-name="T16"> is a module for interactive command line user interfaces. The packages we’ve seen above haven’t implemented the “beauty interfaces” we want. So lets take a look at how to use PyInquirer.</text:span></text:p>
        <text:p text:style-name="P6"><text:bookmark text:name="1d14"/>Like Inquirer.js, PyInquirer is structured into two simple steps:</text:p>
        <text:list xml:id="list7416520557591096821" text:style-name="L3">
          <text:list-item>
            <text:p text:style-name="P18"><text:bookmark text:name="79a0"/><text:span text:style-name="T16">You define a </text:span><text:span text:style-name="Strong_20_Emphasis"><text:span text:style-name="T17">list of questions</text:span></text:span><text:span text:style-name="T16"> and pass them to </text:span><text:span text:style-name="Strong_20_Emphasis"><text:span text:style-name="T17">prompt</text:span></text:span></text:p>
          </text:list-item>
          <text:list-item>
            <text:p text:style-name="P18"><text:bookmark text:name="4e12"/><text:span text:style-name="T16">Prompt returns a </text:span><text:span text:style-name="Strong_20_Emphasis"><text:span text:style-name="T17">list of answers</text:span></text:span></text:p>
          </text:list-item>
        </text:list>
        <text:p text:style-name="P30"><text:bookmark text:name="33f0"/><text:span text:style-name="Emphasis"><text:span text:style-name="T20">from</text:span></text:span><text:span text:style-name="T21"> __future__ </text:span><text:span text:style-name="Emphasis"><text:span text:style-name="T20">import</text:span></text:span><text:span text:style-name="T21"> print_function, unicode_literals</text:span></text:p>
        <text:p text:style-name="P34"><text:span text:style-name="Emphasis"><text:span text:style-name="T20">from</text:span></text:span><text:span text:style-name="T21"> PyInquirer </text:span><text:span text:style-name="Emphasis"><text:span text:style-name="T20">import</text:span></text:span><text:span text:style-name="T21"> prompt</text:span></text:p>
        <text:p text:style-name="P33"><text:span text:style-name="T24">from pprint import pprint</text:span><text:bookmark text:name="1ae4"/><text:span text:style-name="T24">questions = [</text:span></text:p>
        <text:p text:style-name="P32"><text:s text:c="4"/><text:span text:style-name="T25">{</text:span></text:p>
        <text:p text:style-name="P32"><text:s text:c="8"/><text:span text:style-name="T25">'type': 'input',</text:span></text:p>
        <text:p text:style-name="P32"><text:s text:c="8"/><text:span text:style-name="T25">'name': 'first_name',</text:span></text:p>
        <text:p text:style-name="P32"><text:s text:c="8"/><text:span text:style-name="T25">'message': 'What\'s your first name',</text:span></text:p>
        <text:p text:style-name="P32"><text:s text:c="5"/><text:span text:style-name="T25">}</text:span></text:p>
        <text:p text:style-name="P33"><text:span text:style-name="T24">]</text:span><text:bookmark text:name="bac4"/><text:span text:style-name="T24">answers = prompt(questions)</text:span></text:p>
        <text:p text:style-name="P31"><text:soft-page-break/>pprint(answers)</text:p>
        <text:p text:style-name="P6"><text:bookmark text:name="65ab"/>An interactive example</text:p>
        <text:p text:style-name="P6"><text:bookmark text:name="e94e"/>The result:</text:p>
        <text:p text:style-name="P6"><text:bookmark text:name="5db5"/>Lets examine some part of this script.</text:p>
        <text:p text:style-name="P29"><text:bookmark text:name="404a"/>style = style_from_dict({</text:p>
        <text:p text:style-name="P31">Token.Separator: '#cc5454',</text:p>
        <text:p text:style-name="P31">Token.QuestionMark: '#673ab7 bold',</text:p>
        <text:p text:style-name="P34"><text:span text:style-name="T21">Token.Selected: '#cc5454', <text:s/></text:span><text:span text:style-name="Emphasis"><text:span text:style-name="T20"># default</text:span></text:span></text:p>
        <text:p text:style-name="P31">Token.Pointer: '#673ab7 bold',</text:p>
        <text:p text:style-name="P34"><text:span text:style-name="T21">Token.Instruction: '', <text:s/></text:span><text:span text:style-name="Emphasis"><text:span text:style-name="T20"># default</text:span></text:span></text:p>
        <text:p text:style-name="P31">Token.Answer: '#f44336 bold',</text:p>
        <text:p text:style-name="P31">Token.Question: '',</text:p>
        <text:p text:style-name="P31">})</text:p>
        <text:p text:style-name="P8"><text:bookmark text:name="b18b"/><text:span text:style-name="T16">The </text:span><text:span text:style-name="Source_20_Text"><text:span text:style-name="T19">style_from_dict</text:span></text:span><text:span text:style-name="T16"> is used to define custom styles you want for your interface. The </text:span><text:span text:style-name="Source_20_Text"><text:span text:style-name="T19">Token</text:span></text:span><text:span text:style-name="T16"> is just like a component and it has some other components under it.</text:span></text:p>
        <text:p text:style-name="P8"><text:bookmark text:name="98ed"/><text:span text:style-name="T16">We’ve seen the </text:span><text:span text:style-name="Source_20_Text"><text:span text:style-name="T19">questions</text:span></text:span><text:span text:style-name="T16"> list in the earlier example and it is passed into the </text:span><text:span text:style-name="Source_20_Text"><text:span text:style-name="T19">prompt</text:span></text:span><text:span text:style-name="T16"> for processing.</text:span></text:p>
        <text:p text:style-name="P6"><text:bookmark text:name="cd57"/>An example of interactive CLI you can create with this is:</text:p>
        <text:p text:style-name="P6"><text:bookmark text:name="bbf5"/>results:</text:p>
        <text:h text:style-name="P42" text:outline-level="1"><text:bookmark text:name="f574"/>PyFiglet</text:h>
        <text:p text:style-name="P8"><text:bookmark text:name="7524"/><text:a xlink:type="simple" xlink:href="https://github.com/pwaller/pyfiglet?source=post_page---------------------------" text:style-name="Internet_20_link" text:visited-style-name="Visited_20_Internet_20_Link"><text:span text:style-name="T7">Pyfiglet </text:span></text:a><text:span text:style-name="T16">is a python module for converting strings into ASCII Text with arts fonts. Pyfiglet is a full port of FIGlet (</text:span><text:a xlink:type="simple" xlink:href="http://www.figlet.org/?source=post_page---------------------------" text:style-name="Internet_20_link" text:visited-style-name="Visited_20_Internet_20_Link"><text:span text:style-name="T7">http://www.figlet.org/</text:span></text:a><text:span text:style-name="T16">) into pure python.</text:span></text:p>
        <text:p text:style-name="P29"><text:bookmark text:name="aeee"/><text:soft-page-break/>from pyfiglet import Figlet</text:p>
        <text:p text:style-name="P31">f = Figlet(font='slant')</text:p>
        <text:p text:style-name="P31">print f.renderText('text to render')</text:p>
        <text:p text:style-name="P6"><text:bookmark text:name="c50e"/>result:</text:p>
        <text:h text:style-name="P42" text:outline-level="1"><text:bookmark text:name="25cf"/>Clint</text:h>
        <text:p text:style-name="P8"><text:bookmark text:name="f991"/><text:a xlink:type="simple" xlink:href="https://pypi.org/project/clint/?source=post_page---------------------------" text:style-name="Internet_20_link" text:visited-style-name="Visited_20_Internet_20_Link"><text:span text:style-name="T7">Clint</text:span></text:a><text:span text:style-name="T16"> is incorporated with everything you need in creating a CLI. It supports colors, awesome nest-able indentation context manager, supports custom email-style quotes, has an awesome Column printer with optional auto-expanding columns and so on.</text:span></text:p>
        <text:p text:style-name="P6"><text:bookmark text:name="e99a"/>Cool right? I know.</text:p>
        <text:h text:style-name="P42" text:outline-level="1"><text:bookmark text:name="fa8f"/>Other Python CLI Tools</text:h>
        <text:p text:style-name="P8"><text:bookmark text:name="6f95"/><text:a xlink:type="simple" xlink:href="http://builtoncement.com/?source=post_page---------------------------" text:style-name="Internet_20_link" text:visited-style-name="Visited_20_Internet_20_Link"><text:span text:style-name="Strong_20_Emphasis"><text:span text:style-name="T8">Cement</text:span></text:span></text:a><text:span text:style-name="Strong_20_Emphasis"><text:span text:style-name="T17">: </text:span></text:span><text:span text:style-name="T16">Its a full fledge CLI framework. Cement provides a light-weight and fully featured foundation to build anything from single file scripts to complex and intricately designed applications.</text:span></text:p>
        <text:p text:style-name="P8"><text:bookmark text:name="7e1e"/><text:a xlink:type="simple" xlink:href="https://docs.openstack.org/cliff/latest/?source=post_page---------------------------" text:style-name="Internet_20_link" text:visited-style-name="Visited_20_Internet_20_Link"><text:span text:style-name="Strong_20_Emphasis"><text:span text:style-name="T8">Cliff</text:span></text:span></text:a><text:span text:style-name="Strong_20_Emphasis"><text:span text:style-name="T17">: </text:span></text:span><text:span text:style-name="T16">Cliff is a framework for building command-line programs. It uses setuptools entry points to provide subcommands, output formatters, and other extensions.</text:span></text:p>
        <text:p text:style-name="P8"><text:bookmark text:name="b85c"/><text:a xlink:type="simple" xlink:href="https://pypi.python.org/pypi/plac?source=post_page---------------------------" text:style-name="Internet_20_link" text:visited-style-name="Visited_20_Internet_20_Link"><text:span text:style-name="Strong_20_Emphasis"><text:span text:style-name="T8">Plac</text:span></text:span></text:a><text:span text:style-name="Strong_20_Emphasis"><text:span text:style-name="T17">: </text:span></text:span><text:span text:style-name="T16">Plac is a simple wrapper over the Python standard library </text:span><text:a xlink:type="simple" xlink:href="http://docs.python.org/2/library/argparse.html?source=post_page---------------------------" text:style-name="Internet_20_link" text:visited-style-name="Visited_20_Internet_20_Link"><text:span text:style-name="T7">argparse</text:span></text:a><text:span text:style-name="T16">, which hides most of its complexity by using a declarative interface: the argument parser is inferred rather than written down by imperatively</text:span></text:p>
        <text:h text:style-name="P42" text:outline-level="1"><text:bookmark text:name="26f6"/>EmailCLI</text:h>
        <text:p text:style-name="P8"><text:bookmark text:name="73ce"/><text:span text:style-name="T16">Adding everything together, I wrote a simple cli for sending mails through SendGrid. So to use the script below, go get your API Key from </text:span><text:a xlink:type="simple" xlink:href="https://sendgrid.com/?source=post_page---------------------------" text:style-name="Internet_20_link" text:visited-style-name="Visited_20_Internet_20_Link"><text:span text:style-name="T7">SendGrid</text:span></text:a><text:span text:style-name="T16">.</text:span></text:p>
        <text:h text:style-name="P35" text:outline-level="2"><text:bookmark text:name="ee2a"/>Installation</text:h>
        <text:p text:style-name="P29"><text:bookmark text:name="f719"/>pip install sendgrid click PyInquirer pyfiglet pyconfigstore colorama termcolor six</text:p>
        <text:p text:style-name="P6"><text:bookmark text:name="0f53"/>That’s it.</text:p>
        <text:p text:style-name="P6"><text:bookmark text:name="774c"/>Good Read:</text:p>
        <text:h text:style-name="P36" text:outline-level="2"><text:a xlink:type="simple" xlink:href="https://www.davidfischer.name/2017/01/python-command-line-apps/?source=post_page---------------------------" text:style-name="Internet_20_link" text:visited-style-name="Visited_20_Internet_20_Link"><text:span text:style-name="T4"/></text:a></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Courier, monospace"/>
    <style:font-face style:name="OpenSymbol" svg:font-family="OpenSymbol"/>
    <style:font-face style:name="Tahoma1" svg:font-family="Tahoma"/>
    <style:font-face style:name="Times New Roman1" svg:font-family="'Times New Roman'"/>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7S</meta:editing-duration>
    <meta:editing-cycles>3</meta:editing-cycles>
    <meta:generator>OpenOffice/4.1.1$Win32 OpenOffice.org_project/411m6$Build-9775</meta:generator>
    <dc:date>2019-07-31T11:24:20.56</dc:date>
    <meta:document-statistic meta:table-count="0" meta:image-count="6" meta:object-count="0" meta:page-count="8" meta:paragraph-count="112" meta:word-count="1460" meta:character-count="9386"/>
    <meta:user-defined meta:name="Info 1"/>
    <meta:user-defined meta:name="Info 2"/>
    <meta:user-defined meta:name="Info 3"/>
    <meta:user-defined meta:name="Info 4"/>
  </office:meta>
</office:document-meta>
</file>